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3pt" officeooo:rsid="0008c21d" officeooo:paragraph-rsid="0008c21d" style:font-size-asian="13pt" style:font-size-complex="13pt"/>
    </style:style>
    <style:style style:name="P2" style:family="paragraph" style:parent-style-name="Preformatted_20_Text">
      <style:text-properties fo:font-size="13pt" officeooo:rsid="000a9239" officeooo:paragraph-rsid="000a9239" style:font-size-asian="13pt" style:font-size-complex="13pt"/>
    </style:style>
    <style:style style:name="P3" style:family="paragraph" style:parent-style-name="Preformatted_20_Text">
      <style:text-properties officeooo:rsid="0008c21d" officeooo:paragraph-rsid="0008c21d"/>
    </style:style>
    <style:style style:name="P4" style:family="paragraph" style:parent-style-name="Preformatted_20_Text">
      <style:text-properties fo:font-size="13pt" fo:font-weight="normal" officeooo:rsid="000d9594" officeooo:paragraph-rsid="000d9594" style:font-size-asian="11.3500003814697pt" style:font-weight-asian="normal" style:font-size-complex="13pt" style:font-weight-complex="normal"/>
    </style:style>
    <style:style style:name="P5" style:family="paragraph" style:parent-style-name="Preformatted_20_Text">
      <style:text-properties fo:font-size="13pt" fo:font-weight="normal" officeooo:rsid="000ef2a2" officeooo:paragraph-rsid="000ef2a2" style:font-size-asian="11.3500003814697pt" style:font-weight-asian="normal" style:font-size-complex="13pt" style:font-weight-complex="normal"/>
    </style:style>
    <style:style style:name="P6" style:family="paragraph" style:parent-style-name="Preformatted_20_Text">
      <style:text-properties fo:font-size="13pt" officeooo:rsid="0008c21d" officeooo:paragraph-rsid="0008c21d" style:font-size-asian="13pt" style:font-size-complex="13pt"/>
    </style:style>
    <style:style style:name="P7" style:family="paragraph" style:parent-style-name="Preformatted_20_Text">
      <style:text-properties fo:font-size="13pt" officeooo:rsid="000ef2a2" officeooo:paragraph-rsid="000ef2a2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1"/>
      <text:p text:style-name="P1"/>
      <text:p text:style-name="P7">Notes:</text:p>
      <text:p text:style-name="P7"><text:tab/>Strato: Name of the Domän</text:p>
      <text:p text:style-name="P7"><text:tab/>Prestashop: open source Programm for Strato: Domän name</text:p>
      <text:p text:style-name="P7">Prestashop: open source Programm for creation of a Webshop creation.</text:p>
      <text:p text:style-name="P1"/>
      <text:p text:style-name="P1">TODO: </text:p>
      <text:p text:style-name="P1">1 - Add paypal as means of payment.</text:p>
      <text:p text:style-name="P1">2 – Design of „Patisserie“.</text:p>
      <text:p text:style-name="P1"/>
      <text:p text:style-name="P1"/>
      <text:p text:style-name="P2">General requiments for a website:</text:p>
      <text:p text:style-name="P2"><text:s text:c="2"/>→Domain name</text:p>
      <text:p text:style-name="P2"><text:s text:c="2"/>→Host</text:p>
      <text:p text:style-name="P2"/>
      <text:p text:style-name="P1"/>
      <text:p text:style-name="P1">1 – add paypal as means of payment:</text:p>
      <text:p text:style-name="P1"/>
      <text:p text:style-name="P3"><text:a xlink:type="simple" xlink:href="https://www.google.com/search?client=firefox-b-d&amp;q=add+paypal+to+html+website#kpvalbx=_nQFwXpGVAceWkwWD0r5g25" text:style-name="Internet_20_link" text:visited-style-name="Visited_20_Internet_20_Link">https://www.google.com/search?client=firefox-b-d&amp;q=add+paypal+to+html+website#kpvalbx=_nQFwXpGVAceWkwWD0r5g25</text:a></text:p>
      <text:p text:style-name="P3"/>
      <text:p text:style-name="P3"/>
      <text:p text:style-name="P4">2 – Design of „Patesserie“:</text:p>
      <text:p text:style-name="P4"/>
      <text:p text:style-name="P4"/>
      <text:p text:style-name="P4"/>
      <text:p text:style-name="P5">latest update: 17.03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7T22:20:01.188970399</dc:date>
    <meta:editing-duration>PT1H23M47S</meta:editing-duration>
    <meta:editing-cycles>3</meta:editing-cycles>
    <meta:generator>LibreOffice/6.4.0.3$Linux_X86_64 LibreOffice_project/40$Build-3</meta:generator>
    <meta:document-statistic meta:table-count="0" meta:image-count="0" meta:object-count="0" meta:page-count="1" meta:paragraph-count="14" meta:word-count="60" meta:character-count="469" meta:non-whitespace-character-count="413"/>
  </office:meta>
</office:document-meta>
</file>